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9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0" style:family="paragraph" style:parent-style-name="Text_20_body">
      <style:text-properties officeooo:rsid="006905bd" officeooo:paragraph-rsid="007112b4"/>
    </style:style>
    <style:style style:name="P21" style:family="paragraph" style:parent-style-name="Text_20_body">
      <style:text-properties officeooo:paragraph-rsid="007112b4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6905bd"/>
    </style:style>
    <style:style style:name="T16" style:family="text">
      <style:text-properties officeooo:rsid="007112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8"/>
      <text:p text:style-name="P21"><text:span text:style-name="T15">02.09.2019 - Added chapter 7.2.7 Editors - 3D View - Header - Object menu</text:span></text:p>
      <text:p text:style-name="P20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3M12S</meta:editing-duration>
    <meta:editing-cycles>91</meta:editing-cycles>
    <meta:generator>LibreOffice/6.3.0.4$Windows_X86_64 LibreOffice_project/057fc023c990d676a43019934386b85b21a9ee99</meta:generator>
    <dc:date>2019-09-02T18:44:05.067000000</dc:date>
    <meta:document-statistic meta:table-count="1" meta:image-count="0" meta:object-count="0" meta:page-count="2" meta:paragraph-count="44" meta:word-count="445" meta:character-count="2620" meta:non-whitespace-character-count="2214"/>
    <meta:template xlink:type="simple" xlink:actuate="onRequest" xlink:title="standard1cm" xlink:href="../../../../AppData/Roaming/LibreOffice/4/user/template/standard1cm.ott" meta:date="2016-03-28T18:47:57.125000000"/>
  </office:meta>
</office:document-meta>
</file>